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5-07-0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5-04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5-01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4-10-3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4-07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4-04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4-01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3-10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3-09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3-08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3-05-1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3-04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3-03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2-09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2-06-0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2-04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1-11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1-10-1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1-09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1-08-2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1-04-29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1-03-3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10-3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9-2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8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7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7-1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6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5-2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4-3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4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20-02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9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8-0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7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5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4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3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9-02-2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11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11-0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9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7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6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5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4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3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2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8-01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12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11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9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8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7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6-2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5-3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5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4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3-3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2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7-01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12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11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10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8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7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6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5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6-01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5-10-1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5-07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5-04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5-03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4-09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1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452089433001</text:p>
          </table:table-cell>
          <table:table-cell office:value-type="string" calcext:value-type="string">
            <text:p>WD-21/06E/36-1298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18" meta:object-count="0"/>
    <meta:user-defined meta:name="AppVersion">3.0</meta:user-defined>
  </office:meta>
</office:document-meta>
</file>